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style:font-name="Courier New" style:font-name-asian="Courier New" style:font-name-complex="Courier New"/>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fo:font-style="italic" style:font-style-asian="italic" style:font-style-complex="italic"/>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fo:font-style="italic" style:font-style-asian="italic" style:font-style-complex="italic"/>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style:font-name="Courier New" style:font-name-asian="Courier New" style:font-name-complex="Courier New"/>
    </style:style>
    <style:style style:name="T26" style:family="text">
      <style:text-properties fo:font-style="italic" style:font-style-asian="italic" style:font-style-complex="italic"/>
    </style:style>
    <style:style style:name="T27" style:family="text">
      <style:text-properties style:font-name="Courier New" style:font-name-asian="Courier New" style:font-name-complex="Courier New"/>
    </style:style>
    <style:style style:name="T28" style:family="text">
      <style:text-properties style:font-name="Courier New" style:font-name-asian="Courier New" style:font-name-complex="Courier New"/>
    </style:style>
    <style:style style:name="T29" style:family="text">
      <style:text-properties style:font-name="Courier New" style:font-name-asian="Courier New" style:font-name-complex="Courier New"/>
    </style:style>
    <style:style style:name="T30" style:family="text">
      <style:text-properties fo:font-style="italic" style:font-style-asian="italic" style:font-style-complex="italic"/>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style:font-name="Courier New" style:font-name-asian="Courier New" style:font-name-complex="Courier New"/>
    </style:style>
    <style:style style:name="T36" style:family="text">
      <style:text-properties style:font-name="Courier New" style:font-name-asian="Courier New" style:font-name-complex="Courier New"/>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fo:font-style="italic" style:font-style-asian="italic" style:font-style-complex="italic"/>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fo:font-style="italic" style:font-style-asian="italic" style:font-style-complex="italic"/>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style:font-name="Courier New" style:font-name-asian="Courier New" style:font-name-complex="Courier New"/>
    </style:style>
    <style:style style:name="T51" style:family="text">
      <style:text-properties fo:font-style="italic" style:font-style-asian="italic" style:font-style-complex="italic"/>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fo:font-weight="bold" style:font-weight-asian="bold" style:font-weight-complex="bold"/>
    </style:style>
    <style:style style:name="T60" style:family="text">
      <style:text-properties fo:font-style="italic" style:font-style-asian="italic" style:font-style-complex="italic"/>
    </style:style>
    <style:style style:name="T61" style:family="text">
      <style:text-properties style:font-name="Courier New" style:font-name-asian="Courier New" style:font-name-complex="Courier New"/>
    </style:style>
    <style:style style:name="T62" style:family="text">
      <style:text-properties fo:font-style="italic" style:font-style-asian="italic" style:font-style-complex="italic"/>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style:font-name="Courier New" style:font-name-asian="Courier New" style:font-name-complex="Courier New"/>
    </style:style>
    <style:style style:name="T72" style:family="text">
      <style:text-properties style:font-name="Courier New" style:font-name-asian="Courier New" style:font-name-complex="Courier New"/>
    </style:style>
    <style:style style:name="T73" style:family="text">
      <style:text-properties style:font-name="Courier New" style:font-name-asian="Courier New" style:font-name-complex="Courier New"/>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style:font-name="Courier New" style:font-name-asian="Courier New" style:font-name-complex="Courier New"/>
    </style:style>
    <style:style style:name="T82" style:family="text">
      <style:text-properties style:font-name="Courier New" style:font-name-asian="Courier New" style:font-name-complex="Courier New"/>
    </style:style>
    <style:style style:name="T83" style:family="text">
      <style:text-properties style:font-name="Courier New" style:font-name-asian="Courier New" style:font-name-complex="Courier New"/>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fo:font-style="italic" style:font-style-asian="italic" style:font-style-complex="italic"/>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fo:font-weight="bold" style:font-weight-asian="bold" style:font-weight-complex="bold"/>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fo:font-style="italic" style:font-style-asian="italic" style:font-style-complex="italic"/>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1">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office:automatic-styles>
  <office:body>
    <office:text>
      <text:h text:style-name="Heading_20_1" text:outline-level="1">NAME</text:h>
      <text:p text:style-name="First_20_paragraph">change-html-attrs.pl - change tags and attributes of elements based on their tags and elements</text:p>
      <text:h text:style-name="Heading_20_1" text:outline-level="1">SYNOPSIS</text:h>
      <text:p text:style-name="P1"><text:s text:c="4"/>perl change-html-attrs.pl -c CONFIG-YAML [OPTIONS] [HTML-FILE...]</text:p>
      <text:h text:style-name="Heading_20_1" text:outline-level="1">DESCRIPTION</text:h>
      <text:p text:style-name="First_20_paragraph"><text:span text:style-name="T1">change-html-attrs.pl</text:span> is a perl program which changes tags and attributes of HTML elements based on their tags and elements.</text:p>
      <text:p text:style-name="Text_20_body">The program reads a YAML configuration file, then an HTML file, passed either as a filename or to <text:span text:style-name="T2">stdin</text:span>, modifies HTML elements based on criteria in the configuration file, converts the content back to HTML and writes it to <text:span text:style-name="T3">stdout</text:span>.</text:p>
      <text:p text:style-name="Text_20_body">It is especially useful for correcting automatically generated (X)HTML as output by e.g. by the XHTML export filter of LibreOffice Writer, which uses <text:span text:style-name="T4">&lt;span&gt;</text:span> elements with classes and a corresponding embedded CSS stylesheet with styles like <text:span text:style-name="T5">.T2 { font-style:italic; }</text:span> rather than <text:span text:style-name="T6">&lt;em&gt;</text:span> elements. I have been told (I'm on Linux) that Apple's TextUtil, at least when converting from RTF to HTML even replaces headers with styled <text:span text:style-name="T7">&lt;p&gt;</text:span> elements! Clearly these tools reflect the way the data are represented in the original format, whether ODF XML or RTF too shallowly.</text:p>
      <text:p text:style-name="Text_20_body">Unfortunately the correspondence between class names and styles generated automatically by LibreOffice Writer or an RTF writer is not constant, so one time you may get <text:span text:style-name="T8">.T2 { font-style:italic; }</text:span> and another time you get <text:span text:style-name="T9">.T5 { font-style:italic; }</text:span> or some other random, auto-generated class name for what should be an <text:span text:style-name="T10">&lt;em&gt;</text:span> element. To work around this you can use CSS property names and values as search criteria, and if the HTML file contains any <text:span text:style-name="T11">&lt;style&gt;</text:span> elements these will be analysed to identify classes, ids and/or tags corresponding to the specified CSS attributes and matching elements will be modified accordingly.</text:p>
      <text:h text:style-name="Heading_20_1" text:outline-level="1">OPTIONS</text:h>
      <text:p text:style-name="Definition_20_Term"><text:span text:style-name="T12">-c</text:span>, <text:span text:style-name="T13">-y</text:span>, <text:span text:style-name="T14">--config</text:span>, <text:span text:style-name="T15">--yaml</text:span> <text:span text:style-name="T16">FILE</text:span></text:p>
      <text:p text:style-name="Definition_20_Definition">The YAML config file to use. See <text:a xlink:type="simple" xlink:href="http://search.cpan.org/perldoc?#the-yaml-config-file" office:name=""><text:span text:style-name="Definition">"The YAML config file"</text:span></text:a> for its structure. This argument is required.</text:p>
      <text:p text:style-name="Definition_20_Term"><text:span text:style-name="T17">-C</text:span>, <text:span text:style-name="T18">--css</text:span> <text:span text:style-name="T19">FILE</text:span> (Repeatable)</text:p>
      <text:p text:style-name="Definition_20_Definition">A CSS stylesheet file to use for mapping CSS styles to HTML attributes, in addition to or instead of style sheet(s) embedded in the HTML file(s). This option can be given more than once for multiple files.</text:p>
      <text:p text:style-name="Definition_20_Term"><text:span text:style-name="T20">-b</text:span>, <text:span text:style-name="T21">--body-only</text:span></text:p>
      <text:p text:style-name="Definition_20_Definition">Print out only the <text:span text:style-name="T22">&lt;body&gt;</text:span> of the HTML documents, with the <text:span text:style-name="T23">body</text:span> element name replaced by <text:span text:style-name="T24">div</text:span>.</text:p>
      <text:p text:style-name="Definition_20_Definition">When used in conjunction with <text:span text:style-name="T25">--modify-in-place</text:span> this <text:span text:style-name="T26">will</text:span> lead to loss of any information in the <text:span text:style-name="T27">&lt;head&gt;</text:span>!</text:p>
      <text:p text:style-name="Definition_20_Term"><text:span text:style-name="T28">-i</text:span>, <text:span text:style-name="T29">--modify-in-place</text:span> [<text:span text:style-name="T30">.EXTENSION</text:span>]</text:p>
      <text:p text:style-name="Definition_20_Definition">Write the modified HTML back to the original file after modification. The modified content will be UTF-8 encoded regardless of the original encoding and the <text:span text:style-name="T31">charset</text:span> attribute of any <text:span text:style-name="T32">&lt;meta http-equiv="Content-Type"&gt;</text:span> element will have been updated accordingly.</text:p>
      <text:p text:style-name="Definition_20_Definition">When <text:span text:style-name="T33">.EXTENSION</text:span> is present the original file will be backed up to a file with <text:span text:style-name="T34">.EXTENSION</text:span> added to the filename.</text:p>
      <text:p text:style-name="Definition_20_Definition">If possible it is recommended to keep your files in a local git repository and do the in-place modification in a fresh branch. If anything goes wrong you can do <text:span text:style-name="T35">git reset --hard</text:span> and return everything to the state before modification. When all is done and well you can merge the modification branch back into your main branch.</text:p>
      <text:p text:style-name="Definition_20_Term"><text:span text:style-name="T36">-s</text:span>, <text:span text:style-name="T37">--stdout</text:span></text:p>
      <text:p text:style-name="Definition_20_Definition">If both this option and <text:span text:style-name="T38">--modify-in-place</text:span> are true modified HTML will be written to <text:span text:style-name="T39">stdout</text:span> as well as to files.</text:p>
      <text:p text:style-name="Definition_20_Definition">When <text:span text:style-name="T40">--modify-in-place</text:span> is false <text:span text:style-name="T41">--stdout</text:span> is implied and all output will go to <text:span text:style-name="T42">stdout</text:span>.</text:p>
      <text:p text:style-name="Definition_20_Term"><text:span text:style-name="T43">-h</text:span>, <text:span text:style-name="T44">--help</text:span></text:p>
      <text:p text:style-name="Definition_20_Definition">Show the help text.</text:p>
      <text:p text:style-name="Definition_20_Term"><text:span text:style-name="T45">-m</text:span>, <text:span text:style-name="T46">--man</text:span></text:p>
      <text:p text:style-name="Definition_20_Definition">Show the entire manual.</text:p>
      <text:h text:style-name="Heading_20_1" text:outline-level="1">USAGE</text:h>
      <text:p text:style-name="First_20_paragraph">(For the format of the YAML configuration file see below!)</text:p>
      <text:p text:style-name="Text_20_body">Apart from the <text:span text:style-name="T47">--config YAML_FILE</text:span> option which <text:span text:style-name="T48">must</text:span> be present the program takes any number of HTML file names as arguments, or reads a single file from <text:span text:style-name="T49">stdin</text:span>.</text:p>
      <text:p text:style-name="Text_20_body">The files are processed separately but if the <text:span text:style-name="T50">--modify-in-place</text:span> option is not used they are all written to <text:span text:style-name="T51">stdout</text:span>.</text:p>
      <text:p text:style-name="Text_20_body">When doing this the <text:span text:style-name="T52">--body-only</text:span> option is useful as it causes the <text:span text:style-name="T53">&lt;body&gt;</text:span> of each input document, if any, to be output as a <text:span text:style-name="T54">&lt;div&gt;</text:span>.</text:p>
      <text:p text:style-name="Text_20_body">Each input file is scanned for <text:span text:style-name="T55">&lt;style&gt;</text:span> elements, which if found are processed against the <text:span text:style-name="T56">for_styles:</text:span> section of the config file, using any resulting conversions in the processing of the current document, in addition to (actually before) the conversions given in the <text:span text:style-name="T57">for_elements:</text:span> section of the config file and any conversions derived from CSS files given with the <text:span text:style-name="T58">--css</text:span> option.</text:p>
      <text:p text:style-name="Definition_20_Term"><text:span text:style-name="T59">WARNING:</text:span></text:p>
      <text:p text:style-name="Definition_20_Definition">If the HTML is not UTF-8 encoded you <text:span text:style-name="T60">must</text:span> pass a filename, as second argument and charset information must be present in the content attribute of a <text:span text:style-name="T61">&lt;meta http-equiv="Content-Type"</text:span> tag in a possibly incomplete HTML document, which will be looked up using the "two step" algorithm specified by HTML5. It does not look for a BOM. Only the first 1024 bytes of the string are checked.</text:p>
      <text:p text:style-name="First_20_paragraph">The modified document will be converted back to HTML and written to <text:span text:style-name="T62">stdout</text:span> in UTF-8 encoding.</text:p>
      <text:h text:style-name="Heading_20_2" text:outline-level="2">The YAML configuration file</text:h>
      <text:p text:style-name="First_20_paragraph">The YAML configuration file should look something like this:</text:p>
      <text:p text:style-name="P2"><text:s text:c="4"/>---</text:p>
      <text:p text:style-name="P3"><text:s text:c="4"/>for_styles:</text:p>
      <text:p text:style-name="P4"><text:s text:c="6"/># Inline code</text:p>
      <text:p text:style-name="P5"><text:s text:c="6"/>- from: <text:s text:c="2"/># Search criteria</text:p>
      <text:p text:style-name="P6"><text:s text:c="10"/>class: '/^T\d+$' <text:s text:c="9"/># Leading / indicates regular expression</text:p>
      <text:p text:style-name="P7"><text:s text:c="10"/>font-family: '/Courier'</text:p>
      <text:p text:style-name="P8"><text:s text:c="8"/>to: <text:s text:c="4"/># replacement values</text:p>
      <text:p text:style-name="P9"><text:s text:c="10"/>_tag: code</text:p>
      <text:p text:style-name="P10"><text:s text:c="10"/># Null replacement value: delete the attribute</text:p>
      <text:p text:style-name="P11"><text:s text:c="10"/>class: ~ <text:s text:c="5"/></text:p>
      <text:p text:style-name="P12"><text:s text:c="6"/>- from:</text:p>
      <text:p text:style-name="P13"><text:s text:c="10"/>class: '/^T\d+$'</text:p>
      <text:p text:style-name="P14"><text:s text:c="10"/>font-style: '/italic'</text:p>
      <text:p text:style-name="P15"><text:s text:c="8"/>to:</text:p>
      <text:p text:style-name="P16"><text:s text:c="10"/>_tag: em</text:p>
      <text:p text:style-name="P17"><text:s text:c="6"/>- from:</text:p>
      <text:p text:style-name="P18"><text:s text:c="10"/>class: '/^T\d+$'</text:p>
      <text:p text:style-name="P19"><text:s text:c="10"/>font-style: '/bold'</text:p>
      <text:p text:style-name="P20"><text:s text:c="8"/>to:</text:p>
      <text:p text:style-name="P21"><text:s text:c="10"/>_tag: strong</text:p>
      <text:p text:style-name="P22"><text:s text:c="6"/># Block code</text:p>
      <text:p text:style-name="P23"><text:s text:c="6"/>- from:</text:p>
      <text:p text:style-name="P24"><text:s text:c="10"/>margin-top: '/\S'</text:p>
      <text:p text:style-name="P25"><text:s text:c="10"/>font-family: '/Courier'</text:p>
      <text:p text:style-name="P26"><text:s text:c="8"/>to:</text:p>
      <text:p text:style-name="P27"><text:s text:c="10"/>_tag: pre</text:p>
      <text:p text:style-name="P28"><text:s text:c="10"/>class: ~</text:p>
      <text:p text:style-name="P29"/>
      <text:p text:style-name="P30"><text:s text:c="4"/>for_elements:</text:p>
      <text:p text:style-name="P31"><text:s text:c="6"/>- from:</text:p>
      <text:p text:style-name="P32"><text:s text:c="10"/>_tag: p</text:p>
      <text:p text:style-name="P33"><text:s text:c="8"/>to:</text:p>
      <text:p text:style-name="P34"><text:s text:c="10"/>class: ~</text:p>
      <text:p text:style-name="P35"><text:s text:c="6"/># Delete A elements without an href attribute</text:p>
      <text:p text:style-name="P36"><text:s text:c="6"/>- from:</text:p>
      <text:p text:style-name="P37"><text:s text:c="10"/>_tag: a</text:p>
      <text:p text:style-name="P38"><text:s text:c="10"/># Null search value: the attribute must be nonexisting</text:p>
      <text:p text:style-name="P39"><text:s text:c="10"/>href: ~ <text:s text:c="4"/></text:p>
      <text:p text:style-name="P40"><text:s text:c="8"/>to:</text:p>
      <text:p text:style-name="P41"><text:s text:c="10"/>CALL: delete <text:s text:c="3"/># Call a method on the HTML::Element object!</text:p>
      <text:p text:style-name="P42"><text:s text:c="6"/># Delete classes from header elements</text:p>
      <text:p text:style-name="P43"><text:s text:c="6"/>- from:</text:p>
      <text:p text:style-name="P44"><text:s text:c="10"/>_tag: '/^h[1-6]$'</text:p>
      <text:p text:style-name="P45"><text:s text:c="8"/>to:</text:p>
      <text:p text:style-name="P46"><text:s text:c="10"/>class: ~</text:p>
      <text:p text:style-name="First_20_paragraph">For the supported subset of YAML syntax see <text:a xlink:type="simple" xlink:href="https://metacpan.org/pod/YAML::Tiny#YAML-TINY-SPECIFICATION" office:name=""><text:span text:style-name="Definition">https://metacpan.org/pod/YAML::Tiny#YAML-TINY-SPECIFICATION</text:span></text:a></text:p>
      <text:p text:style-name="Text_20_body">The structure of the configuration file is described below.</text:p>
      <text:h text:style-name="Heading_20_3" text:outline-level="3"><text:span text:style-name="T63">for_styles:</text:span> and <text:span text:style-name="T64">for_elements:</text:span></text:h>
      <text:p text:style-name="First_20_paragraph">The top level is a mapping with at least one of the keys <text:span text:style-name="T65">for_styles:</text:span> and <text:span text:style-name="T66">for_elements</text:span>, each with a list as value. If the top level is a list it is assigned to <text:span text:style-name="T67">for_elements:</text:span></text:p>
      <text:p text:style-name="Text_20_body">Each of the values of <text:span text:style-name="T68">for_styles:</text:span> and <text:span text:style-name="T69">for_elements</text:span> is a list of mappings with two keys <text:span text:style-name="T70">from:</text:span> (the search criteria) and <text:span text:style-name="T71">to:</text:span> (the replacement values), each with a mapping as value.</text:p>
      <text:h text:style-name="Heading_20_3" text:outline-level="3"><text:span text:style-name="T72">from:</text:span></text:h>
      <text:p text:style-name="First_20_paragraph">The <text:span text:style-name="T73">from:</text:span> mapping of the <text:span text:style-name="T74">for_elements:</text:span> list items have HTML attribute names as keys and plain strings or strings containing Perl regular expressions, or as explicitly null values specified with <text:span text:style-name="T75">~</text:span>, e.g. <text:span text:style-name="T76">href: ~</text:span>.</text:p>
      <text:h text:style-name="Heading_20_4" text:outline-level="4">Regular expressions</text:h>
      <text:p text:style-name="First_20_paragraph">Regular expressions are entered as normal strings and identified as regexes by a leading forward slash and an optional trailing slash followed by regular expression modifier letters: <text:span text:style-name="T77">/REGEX/MODIFIERS</text:span>, e.g. <text:span text:style-name="T78">/^P\d+$/i</text:span> which matches a string consisting of a <text:span text:style-name="T79">P</text:span> or <text:span text:style-name="T80">p</text:span> followed by one or more digits, <text:span text:style-name="T81">/^P\d+$/</text:span> being the format of an automatical paragraph style class in the output of LibreOffice Writer's XHTML exporter. Note that strings containing regular expressions should normally be enclosed in single quotes to prevent that punctuation characters inside them are interpreted as YAML metacharacters.</text:p>
      <text:p text:style-name="Text_20_body">If you are unfamiliar with regular expressions in general or Perl regular expressions in particular you can find increasingly in-depth information with the <text:span text:style-name="T82">perldoc</text:span> command line program:</text:p>
      <text:p text:style-name="P47"><text:s text:c="4"/>$ perldoc perlrequick</text:p>
      <text:p text:style-name="P48"/>
      <text:p text:style-name="P49"><text:s text:c="4"/>$ perldoc perlretut</text:p>
      <text:p text:style-name="P50"/>
      <text:p text:style-name="P51"><text:s text:c="4"/>$ perldoc perlre</text:p>
      <text:p text:style-name="First_20_paragraph">For the valid trailing modifiers see:</text:p>
      <text:p text:style-name="P52"><text:s text:c="4"/>$ perldoc -f qr</text:p>
      <text:h text:style-name="Heading_20_4" text:outline-level="4">Element selection</text:h>
      <text:p text:style-name="First_20_paragraph">The search criteria select all elements where all the criteria in the <text:span text:style-name="T83">from:</text:span> mapping match the corresponding HTML attributes:</text:p>
      <text:p text:style-name="P53"><text:s text:c="4"/>from:</text:p>
      <text:p text:style-name="P54"><text:s text:c="8"/>_tag: <text:s text:c="2"/>span</text:p>
      <text:p text:style-name="P55"><text:s text:c="8"/>class: <text:s text:c="1"/>'/\bfoo\b/'</text:p>
      <text:p text:style-name="First_20_paragraph">selects all <text:span text:style-name="T84">&lt;span&gt;</text:span> elements with a class <text:span text:style-name="T85">foo</text:span>. Non-span elements or elements without a <text:span text:style-name="T86">foo</text:span> class are not selected.</text:p>
      <text:p text:style-name="Text_20_body">The following rules apply for attribute value matching:</text:p>
      <text:p text:style-name="Definition_20_Term">Plain strings</text:p>
      <text:p text:style-name="Definition_20_Definition">Must match exactly, i.e. the attribute value must be that exact string.</text:p>
      <text:p text:style-name="Definition_20_Term">Regular expressions</text:p>
      <text:p text:style-name="Definition_20_Definition">The attribute value must match the regular expression. If you don't want to match a substring use the beginning-of-string and end-of-string anchors <text:span text:style-name="T87">^</text:span> and <text:span text:style-name="T88">$</text:span>.</text:p>
      <text:p text:style-name="Definition_20_Term">Null search criterion values</text:p>
      <text:p text:style-name="Definition_20_Definition">The attribute must not be present in the element; thus <text:span text:style-name="T89">href: ~</text:span> will match elements without any <text:span text:style-name="T90">href</text:span> attribute.</text:p>
      <text:p text:style-name="Definition_20_Definition">Note that there is a subtle difference between an null value and an empty string as search criterion values: the empty string will select elements where the value of the attribute in question <text:span text:style-name="T91">is</text:span> an empty string, while an null value will select elements where the attribute in question is missing.</text:p>
      <text:p text:style-name="Definition_20_Term">The key <text:span text:style-name="T92">_tag:</text:span></text:p>
      <text:p text:style-name="Definition_20_Definition">The search criterion key <text:span text:style-name="T93">_tag:</text:span>, with a leading underscore, matches the <text:span text:style-name="T94">element</text:span><text:span text:style-name="T95"> </text:span><text:span text:style-name="T96">name</text:span> rather than an attribute. Thus <text:span text:style-name="T97">_tag: span</text:span> will select <text:span text:style-name="T98">&lt;span&gt;</text:span> elements.</text:p>
      <text:p text:style-name="Definition_20_Term">Classes</text:p>
      <text:p text:style-name="Definition_20_Definition">Remember that classes are stored in a single string separated by whitespace. To match a single class enclose use a regular expressionand enclose the class name with <text:span text:style-name="T99">\b</text:span> anchors, or if the element should have only a single class with <text:span text:style-name="T100">^</text:span> and <text:span text:style-name="T101">$</text:span> anchors.</text:p>
      <text:h text:style-name="Heading_20_4" text:outline-level="4">In <text:span text:style-name="T102">for_styles:</text:span></text:h>
      <text:p text:style-name="First_20_paragraph">The <text:span text:style-name="T103">from:</text:span> mappings of the <text:span text:style-name="T104">for_styles:</text:span> section are similar, except that</text:p>
      <text:list text:style-name="L1">
        <text:list-item>
          <text:p text:style-name="P56">You can use CSS attribute names and values as search criteria. Thus for example <text:span text:style-name="T105">font-family: '/Courier'</text:span> will match elements to which a style rule specifying Courier or Courier New as font-family apply.</text:p>
        </text:list-item>
        <text:list-item>
          <text:p text:style-name="P56">The only HTML attributes you can match are <text:span text:style-name="T106">id</text:span>, <text:span text:style-name="T107">class</text:span> and the element-name 'attribute' <text:span text:style-name="T108">_tag</text:span>, namely as inferred from the CSS selectors, which are matched against the following regular expressions:</text:p>
          <text:p text:style-name="P57"><text:s text:c="4"/>_tag <text:s text:c="1"/>: /(?&lt;!\S)([-\w]+)/</text:p>
          <text:p text:style-name="P58"><text:s text:c="4"/>id <text:s text:c="3"/>: /\#([-\w]+)/</text:p>
          <text:p text:style-name="P59"><text:s text:c="4"/>class : /\.([-\w]+)/</text:p>
        </text:list-item>
      </text:list>
      <text:p text:style-name="Definition_20_Term"><text:span text:style-name="T109">NOTE:</text:span></text:p>
      <text:p text:style-name="Definition_20_Definition">Style matching works by matching the <text:span text:style-name="T110">from:</text:span> criteria of the <text:span text:style-name="T111">for_styles</text:span> section against CSS style rules embedded in the HTML document and constructing <text:span text:style-name="T112">for_elements</text:span> criteria based on their selectors.</text:p>
      <text:p text:style-name="Definition_20_Definition">Child selectors like <text:span text:style-name="T113">p.foo span.bar</text:span> do not work. Such rules are simply ignored. Comma-separated selectors like <text:span text:style-name="T114">p.foo, span.bar</text:span> <text:span text:style-name="T115">do</text:span> work, but all other selectors containing whitespace are ignored.</text:p>
      <text:h text:style-name="Heading_20_3" text:outline-level="3"><text:span text:style-name="T116">to:</text:span></text:h>
      <text:p text:style-name="First_20_paragraph"><text:span text:style-name="T117">to:</text:span> mappings simply specify string attribute values which should replace the old attribute values -- or the element name; the <text:span text:style-name="T118">_tag</text:span> 'attribute' is supported! A null value delete the attribute, so <text:span text:style-name="T119">class: ~</text:span> will remove the <text:span text:style-name="T120">class</text:span> attribute.</text:p>
      <text:h text:style-name="Heading_20_4" text:outline-level="4">For Perl users</text:h>
      <text:p text:style-name="First_20_paragraph">There is one possible key which does not just set an attribute string value, distinguished by being uppercase:</text:p>
      <text:p text:style-name="Definition_20_Term"><text:span text:style-name="T121">CALL:</text:span></text:p>
      <text:p text:style-name="Definition_20_Definition">A list of lists, where the first item of the inner lists should be the name of an <text:a xlink:type="simple" xlink:href="http://search.cpan.org/perldoc?HTML::Element" office:name=""><text:span text:style-name="Definition">HTML::Element</text:span></text:a> method to call on the object representing the element and the following items are arguments to the method if any.</text:p>
      <text:p text:style-name="Definition_20_Definition">As a special shortcut you can give a single method name like <text:span text:style-name="T122">CALL: delete</text:span> instead of a list of lists.</text:p>
      <text:p text:style-name="Definition_20_Definition">Please note that this feature has not been extensively tested: the only forms I have ever actually used are <text:span text:style-name="T123">CALL: delete</text:span> and <text:span text:style-name="T124">CALL: replace_with_content</text:span>! These are arguably the most useful ones.</text:p>
      <text:h text:style-name="Heading_20_1" text:outline-level="1">HISTORY</text:h>
      <text:p text:style-name="First_20_paragraph">This is a more structured rewrite of a script which I have been using for quite some time as a bridge when converting ODT and other formats which can be opened by LibreOffice Writer to Markdown using <text:a xlink:type="simple" xlink:href="http://pandoc.org" office:name=""><text:span text:style-name="Definition">pandoc</text:span></text:a> in order to get HTML which can be meaningfully converted to Markdown by pandoc, in particular to get actual <text:span text:style-name="T125">&lt;em&gt;</text:span>, <text:span text:style-name="T126">&lt;strong&gt;</text:span>, <text:span text:style-name="T127">&lt;code&gt;</text:span> and <text:span text:style-name="T128">&lt;pre&gt;</text:span> elements rather than <text:span text:style-name="T129">&lt;span&gt;</text:span> and <text:span text:style-name="T130">&lt;p&gt;</text:span> elements, but also to remove some cruft. The main addition is the support for inferring elements which should be changed from CSS rules. Previously I had to inspect every HTML file produced by LibreOffice visually and write/modify a configuration file based on that. I had been thinking of adding something like this for quite some time until a thread on the pandoc-discuss Google group <text:a xlink:type="simple" xlink:href="https://goo.gl/899dr8" office:name=""><text:span text:style-name="Definition">https://goo.gl/899dr8</text:span></text:a> prompted me to revisit the issue, and I realized it would be quite easy with the help of <text:a xlink:type="simple" xlink:href="http://search.cpan.org/perldoc?CSS::Tiny" office:name=""><text:span text:style-name="Definition">CSS::Tiny</text:span></text:a>, even using essentially the same configuration format which I already used.</text:p>
      <text:h text:style-name="Heading_20_1" text:outline-level="1">THE EXAMPLES</text:h>
      <text:p text:style-name="Definition_20_Term"><text:span text:style-name="T131">example.yaml</text:span></text:p>
      <text:p text:style-name="Definition_20_Definition">is geared towards cleaning up XHTML generated by LibreOffice Writer's XHTML export filter for consumption by <text:a xlink:type="simple" xlink:href="http://pandoc.org" office:name=""><text:span text:style-name="Definition">pandoc</text:span></text:a>.</text:p>
      <text:p text:style-name="Definition_20_Term"><text:span text:style-name="T132">example.odt</text:span></text:p>
      <text:p text:style-name="Definition_20_Definition">was generated by converting this documentation to XHTML using <text:a xlink:type="simple" xlink:href="http://search.cpan.org/perldoc?Pod::Simple::XHTML" office:name=""><text:span text:style-name="Definition">Pod::Simple::XHTML</text:span></text:a> and <text:a xlink:type="simple" xlink:href="http://search.cpan.org/perldoc?perldoc" office:name=""><text:span text:style-name="Definition">perldoc</text:span></text:a>, and then converting the output of that to ODT with <text:a xlink:type="simple" xlink:href="http://pandoc.org" office:name=""><text:span text:style-name="Definition">pandoc</text:span></text:a>. Piping from perldoc to pandoc loses some formatting for some reason!</text:p>
      <text:p text:style-name="Definition_20_Term"><text:span text:style-name="T133">example.xhtml</text:span></text:p>
      <text:p text:style-name="Definition_20_Definition">was generated from <text:span text:style-name="T134">example.odt</text:span> with LibreOffice and its XHTML export filter.</text:p>
      <text:p text:style-name="Definition_20_Term"><text:span text:style-name="T135">example-output.xhtml</text:span></text:p>
      <text:p text:style-name="Definition_20_Definition">was generated by running this program on <text:span text:style-name="T136">example.xhtml</text:span> with <text:span text:style-name="T137">example.yaml</text:span> as configuration.</text:p>
      <text:p text:style-name="Definition_20_Term"><text:span text:style-name="T138">example.sh</text:span></text:p>
      <text:p text:style-name="Definition_20_Definition">packages the process.</text:p>
      <text:h text:style-name="Heading_20_1" text:outline-level="1">AUTHOR</text:h>
      <text:p text:style-name="First_20_paragraph">Benct Philip Jonsson <text:a xlink:type="simple" xlink:href="mailto:bpjonsson@gmail.com" office:name=""><text:span text:style-name="Definition">bpjonsson@gmail.com</text:span></text:a></text:p>
      <text:h text:style-name="Heading_20_1" text:outline-level="1">COPYRIGHT</text:h>
      <text:p text:style-name="First_20_paragraph">Copyright 2015- Benct Philip Jonsson</text:p>
      <text:h text:style-name="Heading_20_1" text:outline-level="1">LICENSE</text:h>
      <text:p text:style-name="First_20_paragraph">This program is free software; you can redistribute it and/or modify it under the same terms as Perl it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